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dcbf5" officeooo:paragraph-rsid="001dcbf5"/>
    </style:style>
    <style:style style:name="P2" style:family="paragraph" style:parent-style-name="Text_20_body">
      <style:paragraph-properties fo:text-align="start" style:justify-single-word="false"/>
      <style:text-properties officeooo:rsid="001dcbf5" officeooo:paragraph-rsid="001dcbf5"/>
    </style:style>
    <style:style style:name="P3" style:family="paragraph" style:parent-style-name="Text_20_body">
      <style:text-properties officeooo:rsid="00209662" officeooo:paragraph-rsid="00209662"/>
    </style:style>
    <style:style style:name="P4" style:family="paragraph" style:parent-style-name="Title">
      <style:text-properties officeooo:rsid="001dcbf5" officeooo:paragraph-rsid="001dcbf5"/>
    </style:style>
    <style:style style:name="P5" style:family="paragraph" style:parent-style-name="Text_20_body" style:list-style-name="L1">
      <style:text-properties officeooo:rsid="00209662" officeooo:paragraph-rsid="00209662"/>
    </style:style>
    <style:style style:name="P6" style:family="paragraph" style:parent-style-name="Text_20_body" style:list-style-name="L2">
      <style:text-properties officeooo:rsid="00209662" officeooo:paragraph-rsid="00209662"/>
    </style:style>
    <style:style style:name="P7" style:family="paragraph" style:parent-style-name="Text_20_body" style:list-style-name="L3">
      <style:text-properties officeooo:rsid="00209662" officeooo:paragraph-rsid="00209662"/>
    </style:style>
    <style:style style:name="P8" style:family="paragraph" style:parent-style-name="Text_20_body" style:list-style-name="L4">
      <style:text-properties officeooo:rsid="00209662" officeooo:paragraph-rsid="00209662"/>
    </style:style>
    <style:style style:name="P9" style:family="paragraph" style:parent-style-name="Text_20_body" style:list-style-name="L5">
      <style:text-properties officeooo:rsid="00209662" officeooo:paragraph-rsid="00209662"/>
    </style:style>
    <style:style style:name="P10" style:family="paragraph" style:parent-style-name="Text_20_body" style:list-style-name="L6">
      <style:text-properties officeooo:rsid="00209662" officeooo:paragraph-rsid="00209662"/>
    </style:style>
    <style:style style:name="P11" style:family="paragraph" style:parent-style-name="Text_20_body" style:list-style-name="L7">
      <style:text-properties officeooo:rsid="00209662" officeooo:paragraph-rsid="00244c42"/>
    </style:style>
    <style:style style:name="P12" style:family="paragraph" style:parent-style-name="Text_20_body">
      <style:text-properties officeooo:rsid="00209662" officeooo:paragraph-rsid="002ac904"/>
    </style:style>
    <style:style style:name="P13" style:family="paragraph" style:parent-style-name="Text_20_body" style:list-style-name="L8">
      <style:text-properties officeooo:rsid="00233b31" officeooo:paragraph-rsid="00233b31"/>
    </style:style>
    <style:style style:name="P14" style:family="paragraph" style:parent-style-name="Text_20_body" style:list-style-name="L9">
      <style:text-properties officeooo:rsid="00233b31" officeooo:paragraph-rsid="00233b31"/>
    </style:style>
    <style:style style:name="P15" style:family="paragraph" style:parent-style-name="Text_20_body" style:list-style-name="L10">
      <style:text-properties officeooo:rsid="00233b31" officeooo:paragraph-rsid="00244c42"/>
    </style:style>
    <style:style style:name="P16" style:family="paragraph" style:parent-style-name="Text_20_body" style:list-style-name="L11">
      <style:text-properties officeooo:rsid="00233b31" officeooo:paragraph-rsid="00233b31"/>
    </style:style>
    <style:style style:name="P17" style:family="paragraph" style:parent-style-name="Text_20_body" style:list-style-name="L12">
      <style:text-properties officeooo:rsid="00233b31" officeooo:paragraph-rsid="00233b31"/>
    </style:style>
    <style:style style:name="P18" style:family="paragraph" style:parent-style-name="Text_20_body" style:list-style-name="L13">
      <style:text-properties officeooo:rsid="00233b31" officeooo:paragraph-rsid="00233b31"/>
    </style:style>
    <style:style style:name="P19" style:family="paragraph" style:parent-style-name="Text_20_body" style:list-style-name="L14">
      <style:text-properties officeooo:rsid="00244c42" officeooo:paragraph-rsid="00244c42"/>
    </style:style>
    <style:style style:name="P20" style:family="paragraph" style:parent-style-name="Text_20_body" style:list-style-name="L21">
      <style:text-properties officeooo:rsid="00244c42" officeooo:paragraph-rsid="00244c42"/>
    </style:style>
    <style:style style:name="P21" style:family="paragraph" style:parent-style-name="Text_20_body">
      <style:text-properties officeooo:rsid="0029738b" officeooo:paragraph-rsid="0029738b"/>
    </style:style>
    <style:style style:name="P22" style:family="paragraph" style:parent-style-name="Text_20_body" style:list-style-name="L17">
      <style:text-properties officeooo:rsid="0029738b" officeooo:paragraph-rsid="0029738b"/>
    </style:style>
    <style:style style:name="P23" style:family="paragraph" style:parent-style-name="Text_20_body" style:list-style-name="L18">
      <style:text-properties officeooo:rsid="0029738b" officeooo:paragraph-rsid="0029738b"/>
    </style:style>
    <style:style style:name="P24" style:family="paragraph" style:parent-style-name="Text_20_body" style:list-style-name="L20">
      <style:text-properties officeooo:paragraph-rsid="002ac904"/>
    </style:style>
    <style:style style:name="P25" style:family="paragraph" style:parent-style-name="Text_20_body">
      <style:text-properties fo:font-weight="bold" officeooo:rsid="00209662" officeooo:paragraph-rsid="00209662" style:font-weight-asian="bold" style:font-weight-complex="bold"/>
    </style:style>
    <style:style style:name="P26" style:family="paragraph" style:parent-style-name="Text_20_body">
      <style:text-properties fo:font-weight="bold" officeooo:rsid="00233b31" officeooo:paragraph-rsid="00233b31" style:font-weight-asian="bold" style:font-weight-complex="bold"/>
    </style:style>
    <style:style style:name="P27" style:family="paragraph" style:parent-style-name="Text_20_body">
      <style:text-properties fo:font-weight="bold" officeooo:rsid="002be4eb" officeooo:paragraph-rsid="002be4eb" style:font-weight-asian="bold" style:font-weight-complex="bold"/>
    </style:style>
    <style:style style:name="P28" style:family="paragraph" style:parent-style-name="Text_20_body">
      <style:text-properties fo:font-style="italic" officeooo:rsid="00209662" officeooo:paragraph-rsid="00244c42" style:font-style-asian="italic" style:font-style-complex="italic"/>
    </style:style>
    <style:style style:name="P29" style:family="paragraph" style:parent-style-name="Text_20_body">
      <style:text-properties fo:font-style="italic" officeooo:rsid="00233b31" officeooo:paragraph-rsid="00244c42" style:font-style-asian="italic" style:font-style-complex="italic"/>
    </style:style>
    <style:style style:name="P30" style:family="paragraph" style:parent-style-name="Text_20_body" style:list-style-name="L21">
      <style:text-properties officeooo:paragraph-rsid="00244c42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2">
      <style:text-properties officeooo:rsid="0024aa7a" officeooo:paragraph-rsid="0024aa7a"/>
    </style:style>
    <style:style style:name="P34" style:family="paragraph" style:parent-style-name="Heading_20_1">
      <style:paragraph-properties fo:text-align="center" style:justify-single-word="false" fo:break-before="page"/>
    </style:style>
    <style:style style:name="P35" style:family="paragraph" style:parent-style-name="Heading_20_1">
      <style:paragraph-properties fo:text-align="center" style:justify-single-word="false" fo:break-before="page"/>
      <style:text-properties officeooo:paragraph-rsid="0027d73b"/>
    </style:style>
    <style:style style:name="P36" style:family="paragraph" style:parent-style-name="Heading_20_1">
      <style:paragraph-properties fo:text-align="center" style:justify-single-word="false" fo:break-before="page"/>
      <style:text-properties officeooo:rsid="0027d73b" officeooo:paragraph-rsid="0027d73b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09662"/>
    </style:style>
    <style:style style:name="T2" style:family="text">
      <style:text-properties officeooo:rsid="0027d73b"/>
    </style:style>
    <style:style style:name="T3" style:family="text">
      <style:text-properties officeooo:rsid="002ac904"/>
    </style:style>
    <style:style style:name="T4" style:family="text">
      <style:text-properties officeooo:rsid="002be4e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44c4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álogházi nyilvántartó program</text:p>
      <text:p text:style-name="P1">Kövérné Gargya Viktória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32">Tartalomjegyzék</text:p>
          </text:index-title>
          <text:p text:style-name="P37"><text:a xlink:type="simple" xlink:href="#__RefHeading___Toc212_497383592" text:style-name="Index_20_Link" text:visited-style-name="Index_20_Link">Bevezetés<text:tab/>3</text:a></text:p>
          <text:p text:style-name="P31"><text:a xlink:type="simple" xlink:href="#__RefHeading___Toc214_497383592" text:style-name="Index_20_Link" text:visited-style-name="Index_20_Link">A becsüs tevékenységéhez kapcsolódó általános feladatok<text:tab/>3</text:a></text:p>
          <text:p text:style-name="P31"><text:a xlink:type="simple" xlink:href="#__RefHeading___Toc106_497383592" text:style-name="Index_20_Link" text:visited-style-name="Index_20_Link">Zálogtevékenység<text:tab/>3</text:a></text:p>
          <text:p text:style-name="P37"><text:a xlink:type="simple" xlink:href="#__RefHeading___Toc262_497383592" text:style-name="Index_20_Link" text:visited-style-name="Index_20_Link">Fejlesztői dokumentáció<text:tab/>6</text:a></text:p>
          <text:p text:style-name="P37"><text:a xlink:type="simple" xlink:href="#__RefHeading___Toc264_497383592" text:style-name="Index_20_Link" text:visited-style-name="Index_20_Link">Felhasználói dokumentáció<text:tab/>7</text:a></text:p>
          <text:p text:style-name="P37"><text:a xlink:type="simple" xlink:href="#__RefHeading___Toc266_497383592" text:style-name="Index_20_Link" text:visited-style-name="Index_20_Link">Összegzés<text:tab/>8</text:a></text:p>
          <text:p text:style-name="P37"><text:a xlink:type="simple" xlink:href="#__RefHeading___Toc268_497383592" text:style-name="Index_20_Link" text:visited-style-name="Index_20_Link">Irodalom- és hivatkozásjegyzék<text:tab/>9</text:a></text:p>
        </text:index-body>
      </text:table-of-content>
      <text:p text:style-name="P2"/>
      <text:h text:style-name="P34" text:outline-level="1"><text:bookmark-start text:name="__RefHeading___Toc212_497383592"/>Bevezetés<text:bookmark-end text:name="__RefHeading___Toc212_497383592"/></text:h>
      <text:h text:style-name="P33" text:outline-level="2"><text:bookmark-start text:name="__RefHeading___Toc214_497383592"/>A becsüs tevékenységéhez kapcsol<text:span text:style-name="T3">ó</text:span>dó általános feladatok<text:bookmark-end text:name="__RefHeading___Toc214_497383592"/></text:h>
      <text:p text:style-name="P21">Boltprofil alapján az ékszer szakma <text:span text:style-name="T3">lehet</text:span>:</text:p>
      <text:list xml:id="list743759713907654494" text:style-name="L17">
        <text:list-item>
          <text:p text:style-name="P22">nagykereskedelmi vállalkozás</text:p>
        </text:list-item>
        <text:list-item>
          <text:p text:style-name="P22">nagykereskedelmi és kiskereskedelmi vállalkozás</text:p>
        </text:list-item>
        <text:list-item>
          <text:p text:style-name="P22">nem jellemző, hogy egyéni vállalkozó aukciót indít</text:p>
        </text:list-item>
      </text:list>
      <text:p text:style-name="P21">A piacon dől el, hogy egy bizonyos tárgyat hogyan értékel, és ez az irányadó</text:p>
      <text:p text:style-name="P21">Becsüsi munkakör:</text:p>
      <text:list xml:id="list5718741815069026576" text:style-name="L18">
        <text:list-item>
          <text:p text:style-name="P23">elsődleges feladata az áru felvétele/átvétele</text:p>
        </text:list-item>
        <text:list-item>
          <text:p text:style-name="P23">korrekt és pontos tárgymeghatározás</text:p>
        </text:list-item>
        <text:list-item>
          <text:p text:style-name="P23">aktuális piaci ár meghatározása konstrukciótól függően</text:p>
        </text:list-item>
        <text:list-item>
          <text:p text:style-name="P23">ármegállapítás</text:p>
        </text:list-item>
        <text:list-item>
          <text:p text:style-name="P23">stílusmeghatározás</text:p>
        </text:list-item>
        <text:list-item>
          <text:p text:style-name="P23">értékbecslés (hivatalos értékbecslés)</text:p>
          <text:list>
            <text:list-item>
              <text:p text:style-name="P23">lista készítés (tárgyleírás, érték megadása → piaci átlagár)</text:p>
            </text:list-item>
          </text:list>
        </text:list-item>
      </text:list>
      <text:p text:style-name="P21">Konstrukció: az üzleti érdeknek és az ügyfélnek is megfeleljen.</text:p>
      <text:h text:style-name="Heading_20_2" text:outline-level="2"><text:bookmark-start text:name="__RefHeading___Toc106_497383592"/>Zálogtevékenység<text:bookmark-end text:name="__RefHeading___Toc106_497383592"/></text:h>
      <text:p text:style-name="P12">A zálognak két fajtája van:</text:p>
      <text:list xml:id="list1019129751515640460" text:style-name="L20">
        <text:list-item>
          <text:p text:style-name="P24"><text:span text:style-name="T1">Az egyik a jelzálog, aminél a zálogtárgy nem kerül ki az adós kezéből.</text:span></text:p>
        </text:list-item>
        <text:list-item>
          <text:p text:style-name="P24"><text:span text:style-name="T1">A másik a kézi zálog, aminél kikerül a zálogtárgy az adós kezéből.</text:span></text:p>
        </text:list-item>
      </text:list>
      <text:p text:style-name="P3">Zálogfiók kötelezettségei:</text:p>
      <text:list xml:id="list5925511604326302217" text:style-name="L1">
        <text:list-item>
          <text:p text:style-name="P5">a tárgy épségbe maradása, és úgy visszaszolgáltatni a tulajdonosának</text:p>
        </text:list-item>
        <text:list-item>
          <text:p text:style-name="P5">nem használható a zálogba adott tárgy</text:p>
        </text:list-item>
      </text:list>
      <text:p text:style-name="P3">A kézi zálog akkor sz<text:span text:style-name="T3">ű</text:span>nik meg, ha visszaadjuk a zálogtárgyat a kamat kifizetése után. Ha nem rendezi a felmerült költségeit – kamatait –, akkor <text:span text:style-name="T3">kényszer-értékesítésre</text:span> kerül a tárgy.</text:p>
      <text:p text:style-name="P3">Adható kölcsönök:</text:p>
      <text:list xml:id="list1105594592699004871" text:style-name="L2">
        <text:list-item>
          <text:p text:style-name="P6">törtarany: becsérték 90%-a</text:p>
        </text:list-item>
        <text:list-item>
          <text:p text:style-name="P6">fazonarany: becsérték 75%-a</text:p>
        </text:list-item>
      </text:list>
      <text:p text:style-name="P3"><text:span text:style-name="T3">Adósságtétel</text:span>: kiváltás után nem felvett, ottmaradt tétel</text:p>
      <text:p text:style-name="P3"><text:soft-page-break/>Összeférhetetlenség:</text:p>
      <text:list xml:id="list2640180644737174179" text:style-name="L3">
        <text:list-item>
          <text:p text:style-name="P7">a becsüs nem raktározhat</text:p>
        </text:list-item>
        <text:list-item>
          <text:p text:style-name="P7">a pénztáros nem ellenőrizheti a kasszát</text:p>
        </text:list-item>
      </text:list>
      <text:p text:style-name="P25">Fiókvezető feladatai:</text:p>
      <text:list xml:id="list199627826347740568" text:style-name="L4">
        <text:list-item>
          <text:p text:style-name="P8">ellenőrzi a dolgozók munkáit</text:p>
        </text:list-item>
        <text:list-item>
          <text:p text:style-name="P8">adós<text:span text:style-name="T3">s</text:span>ágtétel bevételezése</text:p>
        </text:list-item>
        <text:list-item>
          <text:p text:style-name="P8">zárási munkák elkezdése</text:p>
        </text:list-item>
      </text:list>
      <text:p text:style-name="P25">Becsüs feladatai:</text:p>
      <text:list xml:id="list2505615076287600982" text:style-name="L5">
        <text:list-item>
          <text:p text:style-name="P9">Naprakész ismeretei vannak az árakról, a tárgyak forgalmi értékéről</text:p>
        </text:list-item>
      </text:list>
      <text:list xml:id="list123572046672784438" text:style-name="L6">
        <text:list-item>
          <text:p text:style-name="P10">Tájékoztatja az ügyfeleket:</text:p>
          <text:list>
            <text:list-item>
              <text:p text:style-name="P10">futamidő és költségeit</text:p>
            </text:list-item>
            <text:list-item>
              <text:p text:style-name="P10">lejárat</text:p>
            </text:list-item>
            <text:list-item>
              <text:p text:style-name="P10">zálogkölcsön</text:p>
            </text:list-item>
          </text:list>
        </text:list-item>
        <text:list-item>
          <text:p text:style-name="P10">Megállapítja a zálogul felkínált tárgy értékét</text:p>
          <text:list>
            <text:list-item>
              <text:p text:style-name="P10">szakmai felelős utasíthatja (átvállalja a felel<text:span text:style-name="T4">ős</text:span>séget)</text:p>
            </text:list-item>
          </text:list>
        </text:list-item>
        <text:list-item>
          <text:p text:style-name="P10">Zálogtárgy leírását, értékét, kihelyezett kölcsön összegét és a futam<text:span text:style-name="T4">i</text:span>dőt rögz<text:span text:style-name="T4">ít</text:span>i</text:p>
        </text:list-item>
      </text:list>
      <text:p text:style-name="P28">A becsüs felel:</text:p>
      <text:list xml:id="list8563605605956109068" text:style-name="L7">
        <text:list-item>
          <text:p text:style-name="P11">tárgyleírás, kölcsön összeg, súly, hibák feltüntetése</text:p>
        </text:list-item>
      </text:list>
      <text:p text:style-name="P25">Pénztáros feladatai:</text:p>
      <text:list xml:id="list6462391861982547139" text:style-name="L8">
        <text:list-item>
          <text:p text:style-name="P13">A pénzeszközök szabályszerű kezelése</text:p>
        </text:list-item>
        <text:list-item>
          <text:p text:style-name="P13">Nyugta kiállítása a pénzkezelésről</text:p>
        </text:list-item>
        <text:list-item>
          <text:p text:style-name="P13">Zálogjegy kinyomtatása</text:p>
        </text:list-item>
      </text:list>
      <text:list xml:id="list3914026822737387791" text:style-name="L9">
        <text:list-item>
          <text:p text:style-name="P14"><text:span text:style-name="T5">Kiváltásnál</text:span>: megállapítja a kiváltás lehetőségét és díját</text:p>
        </text:list-item>
        <text:list-item>
          <text:p text:style-name="P14"><text:span text:style-name="T5">Átírásnál</text:span>: rendezik az ügyféllel az eltelt időre a <text:span text:style-name="T4">zálogba adott tárgyra felmerült költségeket</text:span> és ú<text:span text:style-name="T4">j</text:span> zálogjegyet ad</text:p>
        </text:list-item>
      </text:list>
      <text:p text:style-name="P29">A pénztáros felel:</text:p>
      <text:list xml:id="list3607050309677721288" text:style-name="L10">
        <text:list-item>
          <text:p text:style-name="P15">a zálogjegyen feltüntetett kölcsön kihelyezése</text:p>
        </text:list-item>
        <text:list-item>
          <text:p text:style-name="P15">helyes zálogjegy átadása az ügyfélnek</text:p>
        </text:list-item>
      </text:list>
      <text:p text:style-name="P26">Raktárvezető feladatai:</text:p>
      <text:list xml:id="list1988785269719160487" text:style-name="L11">
        <text:list-item>
          <text:p text:style-name="P16">Be kell vezetnie a tételeket</text:p>
        </text:list-item>
        <text:list-item>
          <text:p text:style-name="P16">Ellenőrző lappal (amiket a tasakba helyezett a becsüs) ellenőrzi a tárgyakat</text:p>
          <text:list>
            <text:list-item>
              <text:p text:style-name="P16"><text:soft-page-break/>ha nem stimmel, akkor a megjegyzés rovatba megjegyzést ír az átvett tárgyak teljes vagy részleges hiányáról, a zálogjegyen fel nem tüntetett hibáról, sérülésről</text:p>
            </text:list-item>
          </text:list>
        </text:list-item>
        <text:list-item>
          <text:p text:style-name="P16">A tárgyszelvényt rátűzi kívülről a tasakra és elhelyezi a páncélszekrénybe</text:p>
        </text:list-item>
        <text:list-item>
          <text:p text:style-name="P16"><text:span text:style-name="T5">Kiváltásnál</text:span>: kihozza az ékszereket és átadja a kiadónak. Ki kell vezetni a tételeket</text:p>
        </text:list-item>
        <text:list-item>
          <text:p text:style-name="P16"><text:span text:style-name="T5">Átírásnál</text:span>: ellenőrzi, hogy helyes-e az új zálogjegy</text:p>
        </text:list-item>
      </text:list>
      <text:p text:style-name="P26">Számfejtő feladatai:</text:p>
      <text:list xml:id="list3017654140968923539" text:style-name="L12">
        <text:list-item>
          <text:p text:style-name="P17">Fogadja a kiváltani és átíratni kívánt tételeket és elirányítja az ügyfeleket</text:p>
          <text:list>
            <text:list-item>
              <text:p text:style-name="P17"><text:span text:style-name="T6">kiváltásnál</text:span> → pénztároshoz</text:p>
            </text:list-item>
            <text:list-item>
              <text:p text:style-name="P17"><text:span text:style-name="T6">átírásnál</text:span> → becsüshöz</text:p>
            </text:list-item>
          </text:list>
        </text:list-item>
      </text:list>
      <text:p text:style-name="P26">Tárgykiadó feladatai:</text:p>
      <text:list xml:id="list3485559298739771478" text:style-name="L13">
        <text:list-item>
          <text:p text:style-name="P18">Kölcsön és díjtétel befizetésének ellenőrzése</text:p>
        </text:list-item>
        <text:list-item>
          <text:p text:style-name="P18">Ellenőrzi a <text:span text:style-name="T4">tárgyszelvényt</text:span>, a zálogjegy számát és a tárgyleírást</text:p>
        </text:list-item>
      </text:list>
      <text:p text:style-name="P26">A tárgykiadó felel:</text:p>
      <text:list xml:id="list2528280859404814793" text:style-name="L14">
        <text:list-item>
          <text:p text:style-name="P19"><text:span text:style-name="T4">Z</text:span>álogjegy, tárgyszelvény, ellenőrző lap egyezéséért</text:p>
        </text:list-item>
        <text:list-item>
          <text:p text:style-name="P19"><text:span text:style-name="T4">O</text:span>lyan tétel kerüljön az ügyfél tulajdonába, ami a zálogjegyen van</text:p>
        </text:list-item>
      </text:list>
      <text:p text:style-name="P27">Beosztások boltméret alapján:</text:p>
      <text:list xml:id="list8108863445543640269" text:style-name="L21">
        <text:list-item>
          <text:p text:style-name="P30"><text:span text:style-name="T7">Három személyes boltban:</text:span></text:p>
          <text:list>
            <text:list-item>
              <text:p text:style-name="P30"><text:span text:style-name="T7">számfejtő és pénztáros</text:span></text:p>
            </text:list-item>
            <text:list-item>
              <text:p text:style-name="P20">becsüs és kiadó</text:p>
            </text:list-item>
            <text:list-item>
              <text:p text:style-name="P20">raktáros</text:p>
            </text:list-item>
          </text:list>
        </text:list-item>
        <text:list-item>
          <text:p text:style-name="P30"><text:span text:style-name="T7">Két személyes boltban:</text:span></text:p>
          <text:list>
            <text:list-item>
              <text:p text:style-name="P20">számfejtó, pénztáros és raktáros</text:p>
            </text:list-item>
            <text:list-item>
              <text:p text:style-name="P20">becsüs és kiadó</text:p>
            </text:list-item>
          </text:list>
        </text:list-item>
      </text:list>
      <text:h text:style-name="P36" text:outline-level="1"><text:bookmark-start text:name="__RefHeading___Toc262_497383592"/>Fejlesztői dokumentáció<text:bookmark-end text:name="__RefHeading___Toc262_497383592"/></text:h>
      <text:h text:style-name="P35" text:outline-level="1"><text:bookmark-start text:name="__RefHeading___Toc264_497383592"/><text:span text:style-name="T2">Felhasználói dokumentáció</text:span><text:bookmark-end text:name="__RefHeading___Toc264_497383592"/></text:h>
      <text:h text:style-name="P35" text:outline-level="1"><text:bookmark-start text:name="__RefHeading___Toc266_497383592"/><text:span text:style-name="T2">Összegzés</text:span><text:bookmark-end text:name="__RefHeading___Toc266_497383592"/></text:h>
      <text:h text:style-name="P35" text:outline-level="1"><text:bookmark-start text:name="__RefHeading___Toc268_497383592"/><text:span text:style-name="T2">Irodalom- és hivatkozásjegyzék</text:span><text:bookmark-end text:name="__RefHeading___Toc268_49738359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0:20.177000000</meta:creation-date>
    <dc:date>2019-12-14T14:19:49.518000000</dc:date>
    <meta:editing-duration>PT1H5M11S</meta:editing-duration>
    <meta:editing-cycles>9</meta:editing-cycles>
    <meta:generator>LibreOffice/5.0.4.2$Windows_X86_64 LibreOffice_project/2b9802c1994aa0b7dc6079e128979269cf95bc78</meta:generator>
    <meta:document-statistic meta:table-count="0" meta:image-count="0" meta:object-count="0" meta:page-count="9" meta:paragraph-count="94" meta:word-count="532" meta:character-count="3699" meta:non-whitespace-character-count="3317"/>
  </office:meta>
</office:document-meta>
</file>